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fo:margin-top="0.1in" fo:margin-bottom="0.4in"/>
    </style:style>
    <style:style style:name="T2" style:family="table">
      <style:table-properties fo:margin-top="0.4in" fo:margin-bottom="0.1in"/>
    </style:style>
    <style:style style:name="T3" style:family="table">
      <style:table-properties fo:margin-top="0.4in" fo:margin-bottom="0.4in"/>
    </style:style>
    <style:style style:name="Table1.A1" style:family="table-cell">
      <style:table-cell-properties fo:border="0.0007in solid #000000"/>
    </style:style>
  </office:automatic-styles>
  <office:body>
    <office:text>
      <text:p>this is an example of table with the top margin of 0.1 inch and bottom margin of 0.4 inch.</text:p>
      <table:table table:name="Table1" table:style-name="T1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top margin of 0.4 inch and bottom margin of 0.1 inch.</text:p>
      <table:table table:name="Table2" table:style-name="T2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the top margin of 0.4 inch and bottom margin of 0.4 inch.</text:p>
      <table:table table:name="Table3" table:style-name="T3">
        <table:table-column table:number-columns-repeated="3"/>
        <table:table-row table:number-rows-repeated="2"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